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388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821cm" svg:height="0.962cm" svg:x="4.99cm" svg:y="7.519cm">
          <text:p text:style-name="P1">z = w.T*x+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31cm" svg:height="0.962cm" svg:x="10.334cm" svg:y="7.519cm">
          <text:p text:style-name="P1">a = sig(z)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cm" svg:height="1cm" svg:x="2.4cm" svg:y="6cm">
          <draw:text-box>
            <text:p>W</text:p>
          </draw:text-box>
        </draw:frame>
        <draw:frame draw:style-name="gr3" draw:text-style-name="P2" draw:layer="layout" svg:width="0.9cm" svg:height="0.962cm" svg:x="2.5cm" svg:y="7.462cm">
          <draw:text-box>
            <text:p>b</text:p>
          </draw:text-box>
        </draw:frame>
        <draw:frame draw:style-name="gr4" draw:text-style-name="P2" draw:layer="layout" svg:width="0.9cm" svg:height="0.962cm" svg:x="2.5cm" svg:y="9.138cm">
          <draw:text-box>
            <text:p>x</text:p>
          </draw:text-box>
        </draw:frame>
        <draw:line draw:style-name="gr5" draw:text-style-name="P3" draw:layer="layout" svg:x1="3.4cm" svg:y1="6.6cm" svg:x2="4.7cm" svg:y2="7.7cm">
          <text:p/>
        </draw:line>
        <draw:line draw:style-name="gr5" draw:text-style-name="P3" draw:layer="layout" svg:x1="3.4cm" svg:y1="8cm" svg:x2="4.8cm" svg:y2="8cm">
          <text:p/>
        </draw:line>
        <draw:line draw:style-name="gr5" draw:text-style-name="P3" draw:layer="layout" svg:x1="3.3cm" svg:y1="9.6cm" svg:x2="4.7cm" svg:y2="8.4cm">
          <text:p/>
        </draw:line>
        <draw:line draw:style-name="gr5" draw:text-style-name="P3" draw:layer="layout" svg:x1="8.8cm" svg:y1="8cm" svg:x2="10.2cm" svg:y2="8cm">
          <text:p/>
        </draw:line>
        <draw:custom-shape draw:style-name="gr1" draw:text-style-name="P1" draw:layer="layout" svg:width="3.944cm" svg:height="0.962cm" svg:x="15.228cm" svg:y="9.319cm">
          <text:p text:style-name="P1">loss = l(a, y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0.9cm" svg:height="0.962cm" svg:x="2.5cm" svg:y="10.5cm">
          <draw:text-box>
            <text:p>y</text:p>
          </draw:text-box>
        </draw:frame>
        <draw:line draw:style-name="gr5" draw:text-style-name="P3" draw:layer="layout" svg:x1="13.7cm" svg:y1="8.1cm" svg:x2="15.1cm" svg:y2="9.5cm">
          <text:p/>
        </draw:line>
        <draw:line draw:style-name="gr5" draw:text-style-name="P3" draw:layer="layout" svg:x1="3.2cm" svg:y1="11cm" svg:x2="15.1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0:23:28.790476099</meta:creation-date>
    <dc:date>2017-10-13T10:30:21.162802423</dc:date>
    <meta:editing-duration>PT6M52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